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fae" officeooo:paragraph-rsid="00014fae"/>
    </style:style>
    <style:style style:name="P2" style:family="paragraph" style:parent-style-name="Standard">
      <style:text-properties officeooo:rsid="00022dba" officeooo:paragraph-rsid="00022dba"/>
    </style:style>
    <style:style style:name="P3" style:family="paragraph" style:parent-style-name="Standard">
      <style:text-properties officeooo:rsid="0004cef0" officeooo:paragraph-rsid="0004cef0"/>
    </style:style>
    <style:style style:name="P4" style:family="paragraph" style:parent-style-name="Standard">
      <style:text-properties officeooo:rsid="00083c3a" officeooo:paragraph-rsid="00083c3a"/>
    </style:style>
    <style:style style:name="P5" style:family="paragraph" style:parent-style-name="Standard">
      <style:paragraph-properties style:line-height-at-least="0.198in"/>
      <style:text-properties fo:color="#6a9955" loext:opacity="100%" style:font-name="Droid Sans Mono" fo:font-size="10.5pt" fo:font-weight="normal" fo:background-color="#1f1f1f"/>
    </style:style>
    <style:style style:name="P6" style:family="paragraph" style:parent-style-name="Standard">
      <style:text-properties fo:color="#6a9955" loext:opacity="100%" style:font-name="Droid Sans Mono" fo:font-size="10.5pt" fo:font-weight="normal" officeooo:rsid="00083c3a" officeooo:paragraph-rsid="00083c3a" fo:background-color="#1f1f1f"/>
    </style:style>
    <style:style style:name="P7" style:family="paragraph" style:parent-style-name="Standard">
      <style:text-properties officeooo:rsid="000e1c04" officeooo:paragraph-rsid="000e1c04"/>
    </style:style>
    <style:style style:name="P8" style:family="paragraph" style:parent-style-name="Preformatted_20_Text">
      <style:text-properties officeooo:rsid="00107067" officeooo:paragraph-rsid="00107067"/>
    </style:style>
    <style:style style:name="P9" style:family="paragraph" style:parent-style-name="Standard">
      <style:text-properties officeooo:rsid="00107067" officeooo:paragraph-rsid="00107067"/>
    </style:style>
    <style:style style:name="P10" style:family="paragraph" style:parent-style-name="Preformatted_20_Text">
      <style:text-properties officeooo:rsid="00107067" officeooo:paragraph-rsid="00117599"/>
    </style:style>
    <style:style style:name="P11" style:family="paragraph" style:parent-style-name="Standard" style:list-style-name="L1">
      <style:text-properties officeooo:rsid="00014fae" officeooo:paragraph-rsid="00014fae"/>
    </style:style>
    <style:style style:name="P12" style:family="paragraph" style:parent-style-name="Standard">
      <style:text-properties officeooo:rsid="0018987b" officeooo:paragraph-rsid="0018987b"/>
    </style:style>
    <style:style style:name="T1" style:family="text">
      <style:text-properties officeooo:rsid="00069154"/>
    </style:style>
    <style:style style:name="T2" style:family="text">
      <style:text-properties officeooo:rsid="00117599"/>
    </style:style>
    <style:style style:name="T3" style:family="text">
      <style:text-properties officeooo:rsid="0011d2e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ácora SILOS:</text:p>
      <text:p text:style-name="P1"/>
      <text:p text:style-name="P4">info util</text:p>
      <text:p text:style-name="P6"># a-esima iteración de trayectoria | curva de distancia de largo 128*anglerepetition</text:p>
      <text:p text:style-name="P5"># ^ ^</text:p>
      <text:p text:style-name="P5"># | |</text:p>
      <text:p text:style-name="P5"># distances_date_tuple_list[0][a][b][1]</text:p>
      <text:p text:style-name="P5"># ^</text:p>
      <text:p text:style-name="P5"># |</text:p>
      <text:p text:style-name="P5"># b-esimo punto</text:p>
      <text:p text:style-name="P4"/>
      <text:p text:style-name="P1"/>
      <text:p text:style-name="P1">Oct 23:</text:p>
      <text:p text:style-name="P1"/>
      <text:p text:style-name="P1">El objetivo de esta semana será el definir el algoritmo de detección <text:s/>de peaks. Para esto se estduió el libro &lt;&lt;Principles of modern Radars&gt;&gt; de Mark A. Richards. En este se halló que previo a definir el algoritmo de detección es necesario definir los siguientes puntos.</text:p>
      <text:p text:style-name="P1"/>
      <text:list xml:id="list3442623086" text:style-name="L1">
        <text:list-item>
          <text:p text:style-name="P11">First, will detection be based on a single fast-time sample or multiple samples? In the latter case, are the data organized into one or several CPIs? Using multiple samples requires more radar resources to collect and process the data but obtains better results for a given single-sample SNR.</text:p>
        </text:list-item>
        <text:list-item>
          <text:p text:style-name="P11">What integration strategies will be used? There are three choices: coherent, non-coherent, and binary integration.</text:p>
        </text:list-item>
        <text:list-item>
          <text:p text:style-name="P11">If using noncoherent integration, what type of single-sample envelope detection</text:p>
          <text:p text:style-name="P11"/>
        </text:list-item>
        <text:list-item>
          <text:p text:style-name="P11">law will be used? Common choices are linear and square law, as will be seen</text:p>
          <text:p text:style-name="P11">shortly; log detectors are also used.</text:p>
        </text:list-item>
        <text:list-item>
          <text:p text:style-name="P11">What target fluctuation model will be assumed? This requires specification of both a</text:p>
          <text:p text:style-name="P11">probability density function and a decorrelation model for the target samples. (Note</text:p>
          <text:p text:style-name="P11">that if detection is based on a single sample, decorrelation models are irrelevant.)</text:p>
        </text:list-item>
        <text:list-item>
          <text:p text:style-name="P11">Finally, will detection be based on a fixed threshold or on an adaptive threshold</text:p>
          <text:p text:style-name="P11">that responds to changes in the interference level?</text:p>
        </text:list-item>
      </text:list>
      <text:p text:style-name="P1"/>
      <text:p text:style-name="P2">RCS = Radar Cross Section</text:p>
      <text:p text:style-name="P2">LRT = Likelyhood Radar Test</text:p>
      <text:p text:style-name="P2"/>
      <text:p text:style-name="P3">primer idea de algortimo:</text:p>
      <text:p text:style-name="P3"><text:tab/></text:p>
      <text:p text:style-name="P3"><text:s/><text:tab/>curva_corregida = curva – curva_al_infinto</text:p>
      <text:p text:style-name="P3"><text:tab/>curva_suavizada = savgol_filter(curva_corregida)</text:p>
      <text:p text:style-name="P3"><text:tab/><text:span text:style-name="T1">maxPeak = max(curva_suavizada)</text:span></text:p>
      <text:p text:style-name="P3"><text:tab/>&lt;&lt;<text:span text:style-name="T1">encontrar puntos de derivada = 0 anteriores al maxPeak&gt;&gt;</text:span></text:p>
      <text:p text:style-name="P3"><text:tab/>&lt;&lt;<text:span text:style-name="T1">encontrar primer punto máximo que supere un umbral a definir&gt;&gt;</text:span></text:p>
      <text:p text:style-name="P3"/>
      <text:p text:style-name="P7">oct 24:</text:p>
      <text:p text:style-name="P7"><text:tab/></text:p>
      <text:p text:style-name="P7">Revisar derivada de 3 puntos </text:p>
      <text:p text:style-name="P7"/>
      <text:p text:style-name="P9"><text:soft-page-break/>nov 14:</text:p>
      <text:p text:style-name="P9"/>
      <text:p text:style-name="P9">para conectarse a vpn de la u por terminal <text:span text:style-name="T2">de pc </text:span>usar comando</text:p>
      <text:p text:style-name="P9"/>
      <text:p text:style-name="P8"><text:span text:style-name="Source_20_Text">$printf 'USERNAME\nPASSWORD\ny' | /opt/cisco/anyconnect/bin/vpn -s connect HOST</text:span></text:p>
      <text:p text:style-name="P9"/>
      <text:p text:style-name="P9">HOST = vpn.uchile.cl</text:p>
      <text:p text:style-name="P9"><text:s/></text:p>
      <text:p text:style-name="P9"/>
      <text:p text:style-name="P9">para deconectar</text:p>
      <text:p text:style-name="P9"/>
      <text:p text:style-name="P8"><text:span text:style-name="Source_20_Text">$/opt/cisco/anyconnect/bin/vpn disconnect</text:span></text:p>
      <text:p text:style-name="P8"/>
      <text:p text:style-name="P10"><text:span text:style-name="Source_20_Text"><text:span text:style-name="T2">para instalar openconnect en raspberry</text:span></text:span></text:p>
      <text:p text:style-name="P10"><text:span text:style-name="Source_20_Text"/></text:p>
      <text:p text:style-name="P8"><text:span text:style-name="Source_20_Text">sudo apt install openconnect -y</text:span></text:p>
      <text:p text:style-name="P8"><text:span text:style-name="Source_20_Text">sudo apt install network-manager-openconnect-gnome</text:span></text:p>
      <text:p text:style-name="P8"><text:span text:style-name="Source_20_Text">sudo openconnect -u username -b vpn.</text:span><text:span text:style-name="Source_20_Text"><text:span text:style-name="T3">uchile</text:span></text:span><text:span text:style-name="Source_20_Text">.c</text:span><text:span text:style-name="Source_20_Text"><text:span text:style-name="T3">l</text:span></text:span></text:p>
      <text:p text:style-name="P8"><text:span text:style-name="Source_20_Text">sudo kill -9 $(pgrep openconnect | awk '{print $1}')</text:span></text:p>
      <text:p text:style-name="P9"/>
      <text:p text:style-name="P12">Dic 18:</text:p>
      <text:p text:style-name="P12"/>
      <text:p text:style-name="P12">Se quiere decidir el tipo de interpolación para las curvas de cada medición, de momento las opciones son:</text:p>
      <text:p text:style-name="P12"><text:tab/>*.- CubicSplin con overshoot, pasa por cada uno de los puntos.</text:p>
      <text:p text:style-name="P12"><text:tab/>*.- Average moving Window de 3 muestras </text:p>
      <text:p text:style-name="P12"><text:tab/>*.- Kringing por estudiar</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7:22:40.229495858</meta:creation-date>
    <meta:editing-duration>PT4H25M33S</meta:editing-duration>
    <meta:editing-cycles>6</meta:editing-cycles>
    <meta:generator>LibreOffice/7.3.7.2$Linux_X86_64 LibreOffice_project/30$Build-2</meta:generator>
    <dc:date>2023-12-18T12:31:46.886220269</dc:date>
    <meta:document-statistic meta:table-count="0" meta:image-count="0" meta:object-count="0" meta:page-count="2" meta:paragraph-count="51" meta:word-count="394" meta:character-count="2492" meta:non-whitespace-character-count="2140"/>
  </office:meta>
</office:document-meta>
</file>